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HandlerAdapterTests.cacheControlWithoutSess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AttributePackageAdvice.addAttributes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Tests.cacheControlWithSess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Tests.handlerMethod( Object handler , String methodName , Class &lt; ? &gt; ... param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AttributeController.handle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HandlerAdapterTests.setCustom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HandlerAdapterTests.responseBodyAd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Attribut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CodeSuppressingAdvice.afterBodyRead( Object body , HttpInputMessage inputMessage , MethodParameter 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Advice.addAttributes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HandlerAdapterTests.set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HandlerAdapterTests.setCustom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HandlerAdap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HandlerAdapterTests.setInitBinder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CodeSuppressingAdvice.beforeBodyRead( HttpInputMessage inputMessage , MethodParameter 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CodeSuppressingAdvice.beforeBodyWriteInternal( MappingJacksonValue bodyContainer , MediaType contentType , MethodParameter return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AttributeNotUsedPackageAdvice.addAttributes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addAttributes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handleWithRespons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CodeSuppressingAdvice.handleEmptyBody( @ Nullable Object body , HttpInputMessage inputMessage , MethodParameter 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Tests.modelAttribut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CodeSuppressingAdvice.supports( MethodParameter method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Tests.set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HandlerAdapterTests.setup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HandlerAdapterTests.setAlwaysUseRedirec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MappingHandlerAdapterTests.prototype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MappingHandlerAdapterTests.assertMethodProcessorCount( int resolverCount , int initBinderResolverCount , int handl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ntroller.handle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Tests.modelAttributePackageNam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MappingHandlerAdapterTests.modelAttributeAdviceIn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